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1.9756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1.686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1.4827in"/>
    </style:style>
    <style:style style:name="co18" style:family="table-column">
      <style:table-column-properties fo:break-before="auto" style:column-width="1.2146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1827in"/>
    </style:style>
    <style:style style:name="co23" style:family="table-column">
      <style:table-column-properties fo:break-before="auto" style:column-width="1.2575in"/>
    </style:style>
    <style:style style:name="co24" style:family="table-column">
      <style:table-column-properties fo:break-before="auto" style:column-width="1.461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9999"/>
      <style:text-properties fo:color="#808080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dbb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f5ce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LeafMeasurements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eafID</text:p>
          </table:table-cell>
          <table:table-cell table:style-name="ce1" office:value-type="string" calcext:value-type="string">
            <text:p>SegmentID</text:p>
          </table:table-cell>
          <table:table-cell table:style-name="ce1" office:value-type="string" calcext:value-type="string">
            <text:p>Start_Width</text:p>
          </table:table-cell>
          <table:table-cell table:style-name="ce1" office:value-type="string" calcext:value-type="string">
            <text:p>End_Width</text:p>
          </table:table-cell>
          <table:table-cell table:style-name="ce1" office:value-type="string" calcext:value-type="string">
            <text:p>Average_Width</text:p>
          </table:table-cell>
          <table:table-cell table:style-name="ce1" office:value-type="string" calcext:value-type="string">
            <text:p>Area</text:p>
          </table:table-cell>
          <table:table-cell/>
          <table:table-cell table:style-name="ce5" office:value-type="string" calcext:value-type="string">
            <text:p>LeafID</text:p>
          </table:table-cell>
          <table:table-cell table:style-name="ce5" office:value-type="string" calcext:value-type="string">
            <text:p>Area</text:p>
          </table:table-cell>
          <table:table-cell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C2]; [.D2])" office:value-type="float" office:value="1.1875" calcext:value-type="float">
            <text:p>1.1875</text:p>
          </table:table-cell>
          <table:table-cell table:formula="of:=[.E2]*[.$L$2]" office:value-type="float" office:value="1.1875" calcext:value-type="float">
            <text:p>1.18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SUMIF([.A1:.A37]; [.H2]; [.F1:.F37])" office:value-type="float" office:value="11.25" calcext:value-type="float">
            <text:p>11.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formula="of:=AVERAGE([.C3]; [.D3])" office:value-type="float" office:value="1.5" calcext:value-type="float">
            <text:p>1.5</text:p>
          </table:table-cell>
          <table:table-cell table:formula="of:=[.E3]*[.$L$2]" office:value-type="float" office:value="1.5" calcext:value-type="float">
            <text:p>1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SUMIF([.A2:.A38]; [.H3]; [.F2:.F38])" office:value-type="float" office:value="15.63075" calcext:value-type="float">
            <text:p>15.630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75" calcext:value-type="float">
            <text:p>1.75</text:p>
          </table:table-cell>
          <table:table-cell table:formula="of:=AVERAGE([.C4]; [.D4])" office:value-type="float" office:value="1.6875" calcext:value-type="float">
            <text:p>1.6875</text:p>
          </table:table-cell>
          <table:table-cell table:formula="of:=[.E4]*[.$L$2]" office:value-type="float" office:value="1.6875" calcext:value-type="float">
            <text:p>1.6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SUMIF([.A3:.A39]; [.H4]; [.F3:.F39])" office:value-type="float" office:value="15.21875" calcext:value-type="float">
            <text:p>15.218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125" calcext:value-type="float">
            <text:p>1.8125</text:p>
          </table:table-cell>
          <table:table-cell table:formula="of:=AVERAGE([.C5]; [.D5])" office:value-type="float" office:value="1.78125" calcext:value-type="float">
            <text:p>1.78125</text:p>
          </table:table-cell>
          <table:table-cell table:formula="of:=[.E5]*[.$L$2]" office:value-type="float" office:value="1.78125" calcext:value-type="float">
            <text:p>1.7812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5" calcext:value-type="float">
            <text:p>1.5</text:p>
          </table:table-cell>
          <table:table-cell table:formula="of:=AVERAGE([.C6]; [.D6])" office:value-type="float" office:value="1.65625" calcext:value-type="float">
            <text:p>1.65625</text:p>
          </table:table-cell>
          <table:table-cell table:formula="of:=[.E6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C7]; [.D7])" office:value-type="float" office:value="1.5" calcext:value-type="float">
            <text:p>1.5</text:p>
          </table:table-cell>
          <table:table-cell table:formula="of:=[.E7]*[.$L$2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AVERAGE([.C8]; [.D8])" office:value-type="float" office:value="1.25" calcext:value-type="float">
            <text:p>1.25</text:p>
          </table:table-cell>
          <table:table-cell table:formula="of:=[.E8]*[.$L$2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AVERAGE([.C9]; [.D9])" office:value-type="float" office:value="0.6875" calcext:value-type="float">
            <text:p>0.6875</text:p>
          </table:table-cell>
          <table:table-cell table:formula="of:=[.E9]*[.$L$2]" office:value-type="float" office:value="0.6875" calcext:value-type="float">
            <text:p>0.6875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ce13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25" calcext:value-type="float">
            <text:p>1.25</text:p>
          </table:table-cell>
          <table:table-cell table:formula="of:=AVERAGE([.C11]; [.D11])" office:value-type="float" office:value="1.09375" calcext:value-type="float">
            <text:p>1.09375</text:p>
          </table:table-cell>
          <table:table-cell table:formula="of:=[.E11]*[.$L$2]" office:value-type="float" office:value="1.09375" calcext:value-type="float">
            <text:p>1.093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625" calcext:value-type="float">
            <text:p>1.5625</text:p>
          </table:table-cell>
          <table:table-cell table:formula="of:=AVERAGE([.C12]; [.D12])" office:value-type="float" office:value="1.40625" calcext:value-type="float">
            <text:p>1.40625</text:p>
          </table:table-cell>
          <table:table-cell table:formula="of:=[.E12]*[.$L$2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75" calcext:value-type="float">
            <text:p>1.75</text:p>
          </table:table-cell>
          <table:table-cell table:formula="of:=AVERAGE([.C13]; [.D13])" office:value-type="float" office:value="1.65625" calcext:value-type="float">
            <text:p>1.65625</text:p>
          </table:table-cell>
          <table:table-cell table:formula="of:=[.E13]*[.$L$2]" office:value-type="float" office:value="1.65625" calcext:value-type="float">
            <text:p>1.65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875" calcext:value-type="float">
            <text:p>1.875</text:p>
          </table:table-cell>
          <table:table-cell table:formula="of:=AVERAGE([.C14]; [.D14])" office:value-type="float" office:value="1.8125" calcext:value-type="float">
            <text:p>1.8125</text:p>
          </table:table-cell>
          <table:table-cell table:formula="of:=[.E14]*[.$L$2]" office:value-type="float" office:value="1.8125" calcext:value-type="float">
            <text:p>1.81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75" calcext:value-type="float">
            <text:p>1.875</text:p>
          </table:table-cell>
          <table:table-cell office:value-type="float" office:value="1.9375" calcext:value-type="float">
            <text:p>1.9375</text:p>
          </table:table-cell>
          <table:table-cell table:formula="of:=AVERAGE([.C15]; [.D15])" office:value-type="float" office:value="1.90625" calcext:value-type="float">
            <text:p>1.90625</text:p>
          </table:table-cell>
          <table:table-cell table:formula="of:=[.E15]*[.$L$2]" office:value-type="float" office:value="1.90625" calcext:value-type="float">
            <text:p>1.90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9365" calcext:value-type="float">
            <text:p>1.9365</text:p>
          </table:table-cell>
          <table:table-cell office:value-type="float" office:value="1.975" calcext:value-type="float">
            <text:p>1.975</text:p>
          </table:table-cell>
          <table:table-cell table:formula="of:=AVERAGE([.C16]; [.D16])" office:value-type="float" office:value="1.95575" calcext:value-type="float">
            <text:p>1.95575</text:p>
          </table:table-cell>
          <table:table-cell table:formula="of:=[.E16]*[.$L$2]" office:value-type="float" office:value="1.95575" calcext:value-type="float">
            <text:p>1.955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office:value-type="float" office:value="1.75" calcext:value-type="float">
            <text:p>1.75</text:p>
          </table:table-cell>
          <table:table-cell table:formula="of:=AVERAGE([.C17]; [.D17])" office:value-type="float" office:value="1.8625" calcext:value-type="float">
            <text:p>1.8625</text:p>
          </table:table-cell>
          <table:table-cell table:formula="of:=[.E17]*[.$L$2]" office:value-type="float" office:value="1.8625" calcext:value-type="float">
            <text:p>1.8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AVERAGE([.C18]; [.D18])" office:value-type="float" office:value="1.625" calcext:value-type="float">
            <text:p>1.625</text:p>
          </table:table-cell>
          <table:table-cell table:formula="of:=[.E18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AVERAGE([.C19]; [.D19])" office:value-type="float" office:value="1.375" calcext:value-type="float">
            <text:p>1.375</text:p>
          </table:table-cell>
          <table:table-cell table:formula="of:=[.E19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table:formula="of:=AVERAGE([.C20]; [.D20])" office:value-type="float" office:value="0.71875" calcext:value-type="float">
            <text:p>0.71875</text:p>
          </table:table-cell>
          <table:table-cell table:formula="of:=[.E20]*[.$L$2]" office:value-type="float" office:value="0.71875" calcext:value-type="float">
            <text:p>0.718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formula="of:=AVERAGE([.C21]; [.D21])" office:value-type="float" office:value="0.21875" calcext:value-type="float">
            <text:p>0.21875</text:p>
          </table:table-cell>
          <table:table-cell table:formula="of:=[.E21]*[.$L$2]" office:value-type="float" office:value="0.21875" calcext:value-type="float">
            <text:p>0.21875</text:p>
          </table:table-cell>
          <table:table-cell table:number-columns-repeated="6"/>
        </table:table-row>
        <table:table-row table:style-name="ro1">
          <table:table-cell table:style-name="ce4" table:number-columns-repeated="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formula="of:=AVERAGE([.C23]; [.D23])" office:value-type="float" office:value="1.375" calcext:value-type="float">
            <text:p>1.375</text:p>
          </table:table-cell>
          <table:table-cell table:formula="of:=[.E23]*[.$L$2]" office:value-type="float" office:value="1.375" calcext:value-type="float">
            <text:p>1.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formula="of:=AVERAGE([.C24]; [.D24])" office:value-type="float" office:value="1.625" calcext:value-type="float">
            <text:p>1.625</text:p>
          </table:table-cell>
          <table:table-cell table:formula="of:=[.E24]*[.$L$2]"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formula="of:=AVERAGE([.C25]; [.D25])" office:value-type="float" office:value="1.875" calcext:value-type="float">
            <text:p>1.875</text:p>
          </table:table-cell>
          <table:table-cell table:formula="of:=[.E25]*[.$L$2]"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C26]; [.D26])" office:value-type="float" office:value="2" calcext:value-type="float">
            <text:p>2</text:p>
          </table:table-cell>
          <table:table-cell table:formula="of:=[.E26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formula="of:=AVERAGE([.C27]; [.D27])" office:value-type="float" office:value="2" calcext:value-type="float">
            <text:p>2</text:p>
          </table:table-cell>
          <table:table-cell table:formula="of:=[.E27]*[.$L$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.875</text:p>
          </table:table-cell>
          <table:table-cell table:formula="of:=AVERAGE([.C28]; [.D28])" office:value-type="float" office:value="1.9375" calcext:value-type="float">
            <text:p>1.9375</text:p>
          </table:table-cell>
          <table:table-cell table:formula="of:=[.E28]*[.$L$2]" office:value-type="float" office:value="1.9375" calcext:value-type="float">
            <text:p>1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875" calcext:value-type="float">
            <text:p>1.875</text:p>
          </table:table-cell>
          <table:table-cell office:value-type="float" office:value="1.5" calcext:value-type="float">
            <text:p>1.5</text:p>
          </table:table-cell>
          <table:table-cell table:formula="of:=AVERAGE([.C29]; [.D29])" office:value-type="float" office:value="1.6875" calcext:value-type="float">
            <text:p>1.6875</text:p>
          </table:table-cell>
          <table:table-cell table:formula="of:=[.E29]*[.$L$2]"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.1875" calcext:value-type="float">
            <text:p>1.1875</text:p>
          </table:table-cell>
          <table:table-cell table:formula="of:=AVERAGE([.C30]; [.D30])" office:value-type="float" office:value="1.34375" calcext:value-type="float">
            <text:p>1.34375</text:p>
          </table:table-cell>
          <table:table-cell table:formula="of:=[.E30]*[.$L$2]" office:value-type="float" office:value="1.34375" calcext:value-type="float">
            <text:p>1.34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1875" calcext:value-type="float">
            <text:p>1.1875</text:p>
          </table:table-cell>
          <table:table-cell office:value-type="float" office:value="0.6875" calcext:value-type="float">
            <text:p>0.6875</text:p>
          </table:table-cell>
          <table:table-cell table:formula="of:=AVERAGE([.C31]; [.D31])" office:value-type="float" office:value="0.9375" calcext:value-type="float">
            <text:p>0.9375</text:p>
          </table:table-cell>
          <table:table-cell table:formula="of:=[.E31]*[.$L$2]" office:value-type="float" office:value="0.9375" calcext:value-type="float">
            <text:p>0.93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table:formula="of:=AVERAGE([.C32]; [.D32])" office:value-type="float" office:value="0.4375" calcext:value-type="float">
            <text:p>0.4375</text:p>
          </table:table-cell>
          <table:table-cell table:formula="of:=[.E32]*[.$L$2]" office:value-type="float" office:value="0.4375" calcext:value-type="float">
            <text:p>0.437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efoliationTests" table:style-name="ta1">
        <table:table-column table:style-name="co1" table:default-cell-style-name="ce3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DefoID</text:p>
          </table:table-cell>
          <table:table-cell table:style-name="ce7" office:value-type="string" calcext:value-type="string">
            <text:p>Defo_Percent</text:p>
          </table:table-cell>
          <table:table-cell table:style-name="ce7" office:value-type="string" calcext:value-type="string">
            <text:p>Original_Area</text:p>
          </table:table-cell>
          <table:table-cell table:style-name="ce7" office:value-type="string" calcext:value-type="string">
            <text:p>Defo_Area</text:p>
          </table:table-cell>
          <table:table-cell table:style-name="ce7" office:value-type="string" calcext:value-type="string">
            <text:p>Calculated_Area</text:p>
          </table:table-cell>
          <table:table-cell table:style-name="ce7" office:value-type="string" calcext:value-type="string">
            <text:p>Area_Pdi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1.5259" calcext:value-type="float">
            <text:p>11.5259</text:p>
          </table:table-cell>
          <table:table-cell table:formula="of:=ABS([.$D2] - [.$E2]) / (([.$D2] + [.$E2])/2) * 100" office:value-type="float" office:value="2.42273631338388" calcext:value-type="float">
            <text:p>2.422736313383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 [LeafMeasurements.I3]" office:value-type="float" office:value="15.63075" calcext:value-type="float">
            <text:p>15.63075</text:p>
          </table:table-cell>
          <table:table-cell office:value-type="float" office:value="15.4789" calcext:value-type="float">
            <text:p>15.4789</text:p>
          </table:table-cell>
          <table:table-cell table:formula="of:=ABS([.$D3] - [.$E3]) / (([.$D3] + [.$E3])/2) * 100" office:value-type="float" office:value="0.976224419111121" calcext:value-type="float">
            <text:p>0.976224419111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 [LeafMeasurements.I4]" office:value-type="float" office:value="15.21875" calcext:value-type="float">
            <text:p>15.21875</text:p>
          </table:table-cell>
          <table:table-cell office:value-type="float" office:value="14.1252" calcext:value-type="float">
            <text:p>14.1252</text:p>
          </table:table-cell>
          <table:table-cell table:formula="of:=ABS([.$D4] - [.$E4]) / (([.$D4] + [.$E4])/2) * 100" office:value-type="float" office:value="7.45332513175629" calcext:value-type="float">
            <text:p>7.45332513175629</text:p>
          </table:table-cell>
          <table:table-cell/>
        </table:table-row>
      </table:table>
      <table:table table:name="DisplacementResults" table:style-name="ta1">
        <table:table-column table:style-name="co1" table:default-cell-style-name="ce3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LeafID</text:p>
          </table:table-cell>
          <table:table-cell table:style-name="ce7" office:value-type="string" calcext:value-type="string">
            <text:p>Ground_Truth</text:p>
          </table:table-cell>
          <table:table-cell table:style-name="ce7" office:value-type="string" calcext:value-type="string">
            <text:p>Template_Displacement_Area</text:p>
          </table:table-cell>
          <table:table-cell table:style-name="ce7" office:value-type="string" calcext:value-type="string">
            <text:p>Template_Displacement_Pdiff</text:p>
          </table:table-cell>
          <table:table-cell table:style-name="ce7" office:value-type="string" calcext:value-type="string">
            <text:p>Flow_Displacement_Area</text:p>
          </table:table-cell>
          <table:table-cell table:style-name="ce7" office:value-type="string" calcext:value-type="string">
            <text:p>Flow_Displacemen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1.5259" calcext:value-type="float">
            <text:p>11.5259</text:p>
          </table:table-cell>
          <table:table-cell table:formula="of:=ABS([.$B2] - [.$C2]) / (([.$B2] + [.$C2])/2) * 100" office:value-type="float" office:value="2.42273631338388" calcext:value-type="float">
            <text:p>2.422736313383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office:value-type="float" office:value="15.4789" calcext:value-type="float">
            <text:p>15.4789</text:p>
          </table:table-cell>
          <table:table-cell table:formula="of:=ABS([.$B3] - [.$C3]) / (([.$B3] + [.$C3])/2) * 100" office:value-type="float" office:value="0.976224419111121" calcext:value-type="float">
            <text:p>0.9762244191111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office:value-type="float" office:value="14.1252" calcext:value-type="float">
            <text:p>14.1252</text:p>
          </table:table-cell>
          <table:table-cell table:formula="of:=ABS([.$B4] - [.$C4]) / (([.$B4] + [.$C4])/2) * 100" office:value-type="float" office:value="7.45332513175629" calcext:value-type="float">
            <text:p>7.45332513175629</text:p>
          </table:table-cell>
          <table:table-cell table:number-columns-repeated="2"/>
        </table:table-row>
        <table:table-row table:style-name="ro1">
          <table:table-cell table:number-columns-repeated="6"/>
        </table:table-row>
      </table:table>
      <table:table table:name="StitchResults" table:style-name="ta1">
        <table:table-column table:style-name="co1" table:default-cell-style-name="ce3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8" office:value-type="string" calcext:value-type="string">
            <text:p>LeafID</text:p>
          </table:table-cell>
          <table:table-cell table:style-name="ce8" office:value-type="string" calcext:value-type="string">
            <text:p>Ground_Truth</text:p>
          </table:table-cell>
          <table:table-cell table:style-name="ce8" office:value-type="string" calcext:value-type="string">
            <text:p>Template_Stitch_Area</text:p>
          </table:table-cell>
          <table:table-cell table:style-name="ce8" office:value-type="string" calcext:value-type="string">
            <text:p>Template_Stitch_Pdiff</text:p>
          </table:table-cell>
          <table:table-cell table:style-name="ce8" office:value-type="string" calcext:value-type="string">
            <text:p>Flow_Stitch_Area</text:p>
          </table:table-cell>
          <table:table-cell table:style-name="ce8" office:value-type="string" calcext:value-type="string">
            <text:p>Flow_Stitch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office:value-type="float" office:value="14.3796" calcext:value-type="float">
            <text:p>14.3796</text:p>
          </table:table-cell>
          <table:table-cell table:formula="of:=ABS([.$B2] - [.$C2]) / (([.$B2] + [.$C2])/2) * 100" office:value-type="float" office:value="24.4217623372975" calcext:value-type="float">
            <text:p>24.4217623372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[LeafMeasurements.I3]" office:value-type="float" office:value="15.63075" calcext:value-type="float">
            <text:p>15.630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[LeafMeasurements.I4]" office:value-type="float" office:value="15.21875" calcext:value-type="float">
            <text:p>15.218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[LeafMeasurements.I5]" office:value-type="float" office:value="0" calcext:value-type="float">
            <text:p>0</text:p>
          </table:table-cell>
          <table:table-cell table:number-columns-repeated="4"/>
        </table:table-row>
      </table:table>
      <table:table table:name="DetectResults" table:style-name="ta1">
        <table:table-column table:style-name="co1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9" office:value-type="string" calcext:value-type="string">
            <text:p>LeafID</text:p>
          </table:table-cell>
          <table:table-cell table:style-name="ce9" office:value-type="string" calcext:value-type="string">
            <text:p>Ground_Truth</text:p>
          </table:table-cell>
          <table:table-cell table:style-name="ce9" office:value-type="string" calcext:value-type="string">
            <text:p>Orb_Detect_Area</text:p>
          </table:table-cell>
          <table:table-cell table:style-name="ce9" office:value-type="string" calcext:value-type="string">
            <text:p>Orb_Detect_Pdiff</text:p>
          </table:table-cell>
          <table:table-cell table:style-name="ce9" office:value-type="string" calcext:value-type="string">
            <text:p>Sift_Detect_Area</text:p>
          </table:table-cell>
          <table:table-cell table:style-name="ce9" office:value-type="string" calcext:value-type="string">
            <text:p>Sift_Detect_Pdiff</text:p>
          </table:table-cell>
          <table:table-cell table:style-name="ce9" office:value-type="string" calcext:value-type="string">
            <text:p>Flow_Detect_Area</text:p>
          </table:table-cell>
          <table:table-cell table:style-name="ce9" office:value-type="string" calcext:value-type="string">
            <text:p>Flow_Detect_Pdiff</text:p>
          </table:table-cell>
          <table:table-cell table:style-name="ce9" office:value-type="string" calcext:value-type="string">
            <text:p>Template_Detect_Area</text:p>
          </table:table-cell>
          <table:table-cell table:style-name="ce9" office:value-type="string" calcext:value-type="string">
            <text:p>Template_Detect_P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[LeafMeasurements.I2]" office:value-type="float" office:value="11.25" calcext:value-type="float">
            <text:p>11.25</text:p>
          </table:table-cell>
          <table:table-cell table:number-columns-repeated="6"/>
          <table:table-cell office:value-type="float" office:value="13.663" calcext:value-type="float">
            <text:p>13.66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15:42.985865510</meta:creation-date>
    <dc:date>2025-03-26T16:11:57.942624781</dc:date>
    <meta:editing-duration>PT9H24M36S</meta:editing-duration>
    <meta:editing-cycles>21</meta:editing-cycles>
    <meta:generator>LibreOffice/7.3.7.2$Linux_X86_64 LibreOffice_project/30$Build-2</meta:generator>
    <meta:document-statistic meta:table-count="5" meta:cell-count="260" meta:object-count="0"/>
  </office:meta>
</office:document-meta>
</file>